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30.158cm" svg:height="19.99cm" svg:x="11.473cm" svg:y="0.871cm">
            <draw:object draw:notify-on-update-of-ranges="Лист1.A8:Лист1.A16 Лист1.B8:Лист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2">
            <text:p>Попытка повысить точность вычиcления в int32 при помощи округления внутри цикла в get_sine_int32 — добавление 0x80000000 перед сдвигом на 32 бита вправо.</text:p>
            <text:p>Итог: стало только хуже.</text:p>
          </table:table-cell>
          <table:covered-table-cell table:number-columns-repeated="4"/>
        </table:table-row>
        <table:table-row table:style-name="ro2">
          <table:covered-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9.961" calcext:value-type="float">
            <text:p>29,961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0.152" calcext:value-type="float">
            <text:p>30,152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0.26" calcext:value-type="float">
            <text:p>30,26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0.316" calcext:value-type="float">
            <text:p>30,31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377" calcext:value-type="float">
            <text:p>30,3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.316" calcext:value-type="float">
            <text:p>30,3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26" calcext:value-type="float">
            <text:p>30,2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152" calcext:value-type="float">
            <text:p>30,15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.961" calcext:value-type="float">
            <text:p>29,9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0:46:59.883000000</meta:creation-date>
    <meta:generator>LibreOffice/7.1.4.2$Windows_X86_64 LibreOffice_project/a529a4fab45b75fefc5b6226684193eb000654f6</meta:generator>
    <dc:date>2021-08-20T10:59:36.295000000</dc:date>
    <meta:editing-duration>PT12M36S</meta:editing-duration>
    <meta:editing-cycles>2</meta:editing-cycles>
    <meta:document-statistic meta:table-count="1" meta:cell-count="1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59cm" svg:height="19.991cm" xlink:href=".." xlink:type="simple" chart:class="chart:scatter" chart:style-name="ch1">
        <chart:plot-area chart:style-name="ch2" table:cell-range-address="Лист1.A8:Лист1.B16" svg:x="1.614cm" svg:y="0.399cm" svg:width="27.942cm" svg:height="18.212cm">
          <chart:coordinate-region svg:x="1.852cm" svg:y="0.598cm" svg:width="27.517cm" svg:height="17.366cm"/>
          <chart:axis chart:dimension="x" chart:name="primary-x" chart:style-name="ch3">
            <chart:title svg:x="13.398cm" svg:y="19.01cm" chart:style-name="ch4">
              <text:p>Добавка перед огрублением</text:p>
            </chart:title>
            <chart:grid chart:style-name="ch5" chart:class="major"/>
          </chart:axis>
          <chart:axis chart:dimension="y" chart:name="primary-y" chart:style-name="ch3">
            <chart:title svg:x="0.451cm" svg:y="10.568cm" chart:style-name="ch6">
              <text:p>Точность, бит</text:p>
            </chart:title>
            <chart:grid chart:style-name="ch5" chart:class="major"/>
          </chart:axis>
          <chart:series chart:style-name="ch7" chart:values-cell-range-address="Лист1.B8:Лист1.B16" chart:class="chart:scatter">
            <chart:domain table:cell-range-address="Лист1.A8:Лист1.A16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Лист1.A8:Лист1.A16</svg:desc>
                </draw:g>
              </table:table-cell>
              <table:table-cell office:value-type="float" office:value="29.961">
                <text:p>29.961</text:p>
                <draw:g>
                  <svg:desc>Лист1.B8:Лист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30.152">
                <text:p>30.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30.316">
                <text:p>30.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0.377">
                <text:p>30.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0.316">
                <text:p>30.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0.152">
                <text:p>30.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9.961">
                <text:p>29.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